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778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"/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Default" table:number-columns-repeated="12"/>
        </table:table-row>
        <table:table-row table:style-name="ro2">
          <table:table-cell table:style-name="Default" office:value-type="string">
            <text:p>Date</text:p>
          </table:table-cell>
          <table:table-cell table:style-name="Default" office:value-type="string">
            <text:p>PnL</text:p>
          </table:table-cell>
          <table:table-cell table:style-name="Default" office:value-type="string">
            <text:p>Normal Cumul</text:p>
          </table:table-cell>
          <table:table-cell table:style-name="Default" office:value-type="string">
            <text:p>Sans Toxics</text:p>
          </table:table-cell>
          <table:table-cell table:style-name="Default" office:value-type="string">
            <text:p>Sans Toxics cumul</text:p>
          </table:table-cell>
          <table:table-cell table:style-name="Default" office:value-type="string">
            <text:p>Sans Toxics</text:p>
          </table:table-cell>
          <table:table-cell table:style-name="Default" office:value-type="string">
            <text:p>Sans Tox/Debt</text:p>
          </table:table-cell>
          <table:table-cell table:style-name="Default" office:value-type="string">
            <text:p>Sans Tox/Debt cumul</text:p>
          </table:table-cell>
          <table:table-cell table:style-name="Default" office:value-type="string">
            <text:p>Toxics</text:p>
          </table:table-cell>
          <table:table-cell table:style-name="Default" office:value-type="string">
            <text:p>Debt</text:p>
          </table:table-cell>
          <table:table-cell table:style-name="Default" office:value-type="string">
            <text:p>Cash</text:p>
          </table:table-cell>
          <table:table-cell table:style-name="Default" office:value-type="string">
            <text:p>Transport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float" office:value="-1339">
            <text:p>-1339</text:p>
          </table:table-cell>
          <table:table-cell table:formula="of:=[.B3]" office:value-type="float" office:value="-1339">
            <text:p>-1339</text:p>
          </table:table-cell>
          <table:table-cell table:formula="of:=[.B3]+[.I3]" office:value-type="float" office:value="-1204.16666666667">
            <text:p>-1204,17</text:p>
          </table:table-cell>
          <table:table-cell table:formula="of:=[.D3]" office:value-type="float" office:value="-1204.16666666667">
            <text:p>-1204,17</text:p>
          </table:table-cell>
          <table:table-cell table:formula="of:=[.D3]+[.J3]" office:value-type="float" office:value="-1027.83333333333">
            <text:p>-1027,83</text:p>
          </table:table-cell>
          <table:table-cell table:formula="of:=[.E3]+[.J3]+[.I3]" office:value-type="float" office:value="-893">
            <text:p>-893,00</text:p>
          </table:table-cell>
          <table:table-cell table:formula="of:=[.G3]" office:value-type="float" office:value="-893">
            <text:p>-893,00</text:p>
          </table:table-cell>
          <table:table-cell table:formula="of:=1618/12" office:value-type="float" office:value="134.833333333333">
            <text:p>134,83</text:p>
          </table:table-cell>
          <table:table-cell table:formula="of:=2116/12" office:value-type="float" office:value="176.333333333333">
            <text:p>176,33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05-01">
            <text:p>01/05/13</text:p>
          </table:table-cell>
          <table:table-cell office:value-type="float" office:value="2781">
            <text:p>2781</text:p>
          </table:table-cell>
          <table:table-cell table:formula="of:=[.C3]+[.B4]" office:value-type="float" office:value="1442">
            <text:p>1442</text:p>
          </table:table-cell>
          <table:table-cell table:formula="of:=[.B4]+2*[.I4]" office:value-type="float" office:value="3320.33333333333">
            <text:p>3320,33</text:p>
          </table:table-cell>
          <table:table-cell table:formula="of:=[.D4]+[.E3]" office:value-type="float" office:value="2116.16666666667">
            <text:p>2116,17</text:p>
          </table:table-cell>
          <table:table-cell table:formula="of:=[.D4]+[.J4]" office:value-type="float" office:value="3673">
            <text:p>3673,00</text:p>
          </table:table-cell>
          <table:table-cell table:formula="of:=[.E4]+[.J4]+[.I4]" office:value-type="float" office:value="2738.5">
            <text:p>2738,50</text:p>
          </table:table-cell>
          <table:table-cell table:formula="of:=[.G4]+[.H3]" office:value-type="float" office:value="1845.5">
            <text:p>1845,50</text:p>
          </table:table-cell>
          <table:table-cell table:formula="of:=1618/12+[.I3]" office:value-type="float" office:value="269.666666666667">
            <text:p>269,67</text:p>
          </table:table-cell>
          <table:table-cell table:formula="of:=2116/12+[.J3]" office:value-type="float" office:value="352.666666666667">
            <text:p>352,67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06-01">
            <text:p>01/06/13</text:p>
          </table:table-cell>
          <table:table-cell office:value-type="float" office:value="-1098">
            <text:p>-1098</text:p>
          </table:table-cell>
          <table:table-cell table:formula="of:=[.C4]+[.B5]" office:value-type="float" office:value="344">
            <text:p>344</text:p>
          </table:table-cell>
          <table:table-cell table:formula="of:=[.B5]+[.I5]" office:value-type="float" office:value="-693.5">
            <text:p>-693,50</text:p>
          </table:table-cell>
          <table:table-cell table:formula="of:=[.D5]+[.E4]" office:value-type="float" office:value="1422.66666666667">
            <text:p>1422,67</text:p>
          </table:table-cell>
          <table:table-cell table:formula="of:=[.D5]+[.J5]" office:value-type="float" office:value="-164.5">
            <text:p>-164,50</text:p>
          </table:table-cell>
          <table:table-cell table:formula="of:=[.E5]+[.J5]+[.I5]" office:value-type="float" office:value="2356.16666666667">
            <text:p>2356,17</text:p>
          </table:table-cell>
          <table:table-cell table:formula="of:=[.G5]+[.H4]" office:value-type="float" office:value="4201.66666666667">
            <text:p>4201,67</text:p>
          </table:table-cell>
          <table:table-cell table:formula="of:=1618/12+[.I4]" office:value-type="float" office:value="404.5">
            <text:p>404,50</text:p>
          </table:table-cell>
          <table:table-cell table:formula="of:=2116/12+[.J4]" office:value-type="float" office:value="529">
            <text:p>529,00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07-01">
            <text:p>01/07/13</text:p>
          </table:table-cell>
          <table:table-cell office:value-type="float" office:value="-1028">
            <text:p>-1028</text:p>
          </table:table-cell>
          <table:table-cell table:formula="of:=[.C5]+[.B6]" office:value-type="float" office:value="-684">
            <text:p>-684</text:p>
          </table:table-cell>
          <table:table-cell table:formula="of:=[.B6]+[.I6]" office:value-type="float" office:value="-488.666666666667">
            <text:p>-488,67</text:p>
          </table:table-cell>
          <table:table-cell table:formula="of:=[.D6]+[.E5]" office:value-type="float" office:value="934">
            <text:p>934,00</text:p>
          </table:table-cell>
          <table:table-cell table:formula="of:=[.D6]+[.J6]" office:value-type="float" office:value="216.666666666667">
            <text:p>216,67</text:p>
          </table:table-cell>
          <table:table-cell table:formula="of:=[.E6]+[.J6]+[.I6]" office:value-type="float" office:value="2178.66666666667">
            <text:p>2178,67</text:p>
          </table:table-cell>
          <table:table-cell table:formula="of:=[.G6]+[.H5]" office:value-type="float" office:value="6380.33333333333">
            <text:p>6380,33</text:p>
          </table:table-cell>
          <table:table-cell table:formula="of:=1618/12+[.I5]" office:value-type="float" office:value="539.333333333333">
            <text:p>539,33</text:p>
          </table:table-cell>
          <table:table-cell table:formula="of:=2116/12+[.J5]" office:value-type="float" office:value="705.333333333333">
            <text:p>705,33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08-01">
            <text:p>01/08/13</text:p>
          </table:table-cell>
          <table:table-cell office:value-type="float" office:value="-3428">
            <text:p>-3428</text:p>
          </table:table-cell>
          <table:table-cell table:formula="of:=[.C6]+[.B7]" office:value-type="float" office:value="-4112">
            <text:p>-4112</text:p>
          </table:table-cell>
          <table:table-cell table:formula="of:=[.B7]+[.I7]" office:value-type="float" office:value="-2753.83333333333">
            <text:p>-2753,83</text:p>
          </table:table-cell>
          <table:table-cell table:formula="of:=[.D7]+[.E6]" office:value-type="float" office:value="-1819.83333333333">
            <text:p>-1819,83</text:p>
          </table:table-cell>
          <table:table-cell table:formula="of:=[.D7]+[.J7]" office:value-type="float" office:value="-1872.16666666667">
            <text:p>-1872,17</text:p>
          </table:table-cell>
          <table:table-cell table:formula="of:=[.E7]+[.J7]+[.I7]" office:value-type="float" office:value="-263.999999999999">
            <text:p>-264,00</text:p>
          </table:table-cell>
          <table:table-cell table:formula="of:=[.G7]+[.H6]" office:value-type="float" office:value="6116.33333333334">
            <text:p>6116,33</text:p>
          </table:table-cell>
          <table:table-cell table:formula="of:=1618/12+[.I6]" office:value-type="float" office:value="674.166666666667">
            <text:p>674,17</text:p>
          </table:table-cell>
          <table:table-cell table:formula="of:=2116/12+[.J6]" office:value-type="float" office:value="881.666666666667">
            <text:p>881,67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09-01">
            <text:p>01/09/13</text:p>
          </table:table-cell>
          <table:table-cell office:value-type="float" office:value="-2729">
            <text:p>-2729</text:p>
          </table:table-cell>
          <table:table-cell table:formula="of:=[.C7]+[.B8]" office:value-type="float" office:value="-6841">
            <text:p>-6841</text:p>
          </table:table-cell>
          <table:table-cell table:formula="of:=[.B8]+[.I8]" office:value-type="float" office:value="-1920">
            <text:p>-1920,00</text:p>
          </table:table-cell>
          <table:table-cell table:formula="of:=[.D8]+[.E7]" office:value-type="float" office:value="-3739.83333333333">
            <text:p>-3739,83</text:p>
          </table:table-cell>
          <table:table-cell table:formula="of:=[.D8]+[.J8]" office:value-type="float" office:value="-862">
            <text:p>-862,00</text:p>
          </table:table-cell>
          <table:table-cell table:formula="of:=[.E8]+[.J8]+[.I8]" office:value-type="float" office:value="-1872.83333333333">
            <text:p>-1872,83</text:p>
          </table:table-cell>
          <table:table-cell table:formula="of:=[.G8]+[.H7]" office:value-type="float" office:value="4243.5">
            <text:p>4243,50</text:p>
          </table:table-cell>
          <table:table-cell table:formula="of:=1618/12+[.I7]" office:value-type="float" office:value="809">
            <text:p>809,00</text:p>
          </table:table-cell>
          <table:table-cell table:formula="of:=2116/12+[.J7]" office:value-type="float" office:value="1058">
            <text:p>1058,00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10-01">
            <text:p>01/10/13</text:p>
          </table:table-cell>
          <table:table-cell office:value-type="float" office:value="324">
            <text:p>324</text:p>
          </table:table-cell>
          <table:table-cell table:formula="of:=[.C8]+[.B9]" office:value-type="float" office:value="-6517">
            <text:p>-6517</text:p>
          </table:table-cell>
          <table:table-cell table:formula="of:=[.B9]+[.I9]" office:value-type="float" office:value="1267.83333333333">
            <text:p>1267,83</text:p>
          </table:table-cell>
          <table:table-cell table:formula="of:=[.D9]+[.E8]" office:value-type="float" office:value="-2472">
            <text:p>-2472,00</text:p>
          </table:table-cell>
          <table:table-cell table:formula="of:=[.D9]+[.J9]" office:value-type="float" office:value="2502.16666666667">
            <text:p>2502,17</text:p>
          </table:table-cell>
          <table:table-cell table:formula="of:=[.E9]+[.J9]+[.I9]" office:value-type="float" office:value="-293.833333333332">
            <text:p>-293,83</text:p>
          </table:table-cell>
          <table:table-cell table:formula="of:=[.G9]+[.H8]" office:value-type="float" office:value="3949.66666666667">
            <text:p>3949,67</text:p>
          </table:table-cell>
          <table:table-cell table:formula="of:=1618/12+[.I8]" office:value-type="float" office:value="943.833333333333">
            <text:p>943,83</text:p>
          </table:table-cell>
          <table:table-cell table:formula="of:=2116/12+[.J8]" office:value-type="float" office:value="1234.33333333333">
            <text:p>1234,33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11-01">
            <text:p>01/11/13</text:p>
          </table:table-cell>
          <table:table-cell office:value-type="float" office:value="-100">
            <text:p>-100</text:p>
          </table:table-cell>
          <table:table-cell table:formula="of:=[.C9]+[.B10]" office:value-type="float" office:value="-6617">
            <text:p>-6617</text:p>
          </table:table-cell>
          <table:table-cell table:formula="of:=[.B10]+[.I10]" office:value-type="float" office:value="978.666666666667">
            <text:p>978,67</text:p>
          </table:table-cell>
          <table:table-cell table:formula="of:=[.D10]+[.E9]" office:value-type="float" office:value="-1493.33333333333">
            <text:p>-1493,33</text:p>
          </table:table-cell>
          <table:table-cell table:formula="of:=[.D10]+[.J10]" office:value-type="float" office:value="2389.33333333333">
            <text:p>2389,33</text:p>
          </table:table-cell>
          <table:table-cell table:formula="of:=[.E10]+[.J10]+[.I10]" office:value-type="float" office:value="996.000000000001">
            <text:p>996,00</text:p>
          </table:table-cell>
          <table:table-cell table:formula="of:=[.G10]+[.H9]" office:value-type="float" office:value="4945.66666666667">
            <text:p>4945,67</text:p>
          </table:table-cell>
          <table:table-cell table:formula="of:=1618/12+[.I9]" office:value-type="float" office:value="1078.66666666667">
            <text:p>1078,67</text:p>
          </table:table-cell>
          <table:table-cell table:formula="of:=2116/12+[.J9]" office:value-type="float" office:value="1410.66666666667">
            <text:p>1410,67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3-12-01">
            <text:p>01/12/13</text:p>
          </table:table-cell>
          <table:table-cell office:value-type="float" office:value="559">
            <text:p>559</text:p>
          </table:table-cell>
          <table:table-cell table:formula="of:=[.C10]+[.B11]" office:value-type="float" office:value="-6058">
            <text:p>-6058</text:p>
          </table:table-cell>
          <table:table-cell table:formula="of:=[.B11]+[.I11]" office:value-type="float" office:value="1772.5">
            <text:p>1772,50</text:p>
          </table:table-cell>
          <table:table-cell table:formula="of:=[.D11]+[.E10]" office:value-type="float" office:value="279.166666666668">
            <text:p>279,17</text:p>
          </table:table-cell>
          <table:table-cell table:formula="of:=[.D11]+[.J11]" office:value-type="float" office:value="3359.5">
            <text:p>3359,50</text:p>
          </table:table-cell>
          <table:table-cell table:formula="of:=[.E11]+[.J11]+[.I11]" office:value-type="float" office:value="3079.66666666667">
            <text:p>3079,67</text:p>
          </table:table-cell>
          <table:table-cell table:formula="of:=[.G11]+[.H10]" office:value-type="float" office:value="8025.33333333334">
            <text:p>8025,33</text:p>
          </table:table-cell>
          <table:table-cell table:formula="of:=1618/12+[.I10]" office:value-type="float" office:value="1213.5">
            <text:p>1213,50</text:p>
          </table:table-cell>
          <table:table-cell table:formula="of:=2116/12+[.J10]" office:value-type="float" office:value="1587">
            <text:p>1587,00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office:value-type="date" office:date-value="2014-01-01">
            <text:p>01/01/14</text:p>
          </table:table-cell>
          <table:table-cell office:value-type="float" office:value="4637">
            <text:p>4637</text:p>
          </table:table-cell>
          <table:table-cell table:formula="of:=[.C11]+[.B12]" office:value-type="float" office:value="-1421">
            <text:p>-1421</text:p>
          </table:table-cell>
          <table:table-cell table:formula="of:=[.B12]+[.I12]" office:value-type="float" office:value="5985.33333333333">
            <text:p>5985,33</text:p>
          </table:table-cell>
          <table:table-cell table:formula="of:=[.D12]+[.E11]" office:value-type="float" office:value="6264.5">
            <text:p>6264,50</text:p>
          </table:table-cell>
          <table:table-cell table:formula="of:=[.D12]+[.J12]" office:value-type="float" office:value="7748.66666666667">
            <text:p>7748,67</text:p>
          </table:table-cell>
          <table:table-cell table:formula="of:=[.E12]+[.J12]+[.I12]" office:value-type="float" office:value="9376.16666666667">
            <text:p>9376,17</text:p>
          </table:table-cell>
          <table:table-cell table:formula="of:=[.G12]+[.H11]" office:value-type="float" office:value="17401.5">
            <text:p>17401,50</text:p>
          </table:table-cell>
          <table:table-cell table:formula="of:=1618/12+[.I11]" office:value-type="float" office:value="1348.33333333333">
            <text:p>1348,33</text:p>
          </table:table-cell>
          <table:table-cell table:formula="of:=2116/12+[.J11]" office:value-type="float" office:value="1763.33333333333">
            <text:p>1763,33</text:p>
          </table:table-cell>
          <table:table-cell table:formula="of:=2260/12" office:value-type="float" office:value="188.333333333333">
            <text:p>188,33</text:p>
          </table:table-cell>
          <table:table-cell table:formula="of:=1702/12" office:value-type="float" office:value="141.833333333333">
            <text:p>141,83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>
            <draw:frame table:end-cell-address="Feuille1.L34" table:end-x="1.566cm" table:end-y="0.035cm" draw:z-index="0" draw:style-name="gr1" svg:width="25.213cm" svg:height="9.006cm" svg:x="0.781cm" svg:y="0.061cm">
              <draw:object draw:notify-on-update-of-ranges="Feuille1.C2:Feuille1.C2 Feuille1.C3:Feuille1.C12 Feuille1.E2:Feuille1.E2 Feuille1.E3:Feuille1.E12 Feuille1.H2:Feuille1.H2 Feuille1.H3:Feuille1.H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1"/>
        </table:table-row>
      </table:table>
      <table:table table:name="Feui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83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30/10/2013</text:date>, <text:time>14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30T13:44:57.79</meta:creation-date>
    <dc:date>2013-10-30T14:57:17.60</dc:date>
    <meta:editing-duration>PT1H12M29S</meta:editing-duration>
    <meta:editing-cycles>15</meta:editing-cycles>
    <meta:generator>OpenOffice.org/3.3$Win32 OpenOffice.org_project/330m20$Build-9567</meta:generator>
    <meta:print-date>2013-10-30T14:42:26.65</meta:print-date>
    <meta:document-statistic meta:table-count="3" meta:cell-count="1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4cm" svg:height="9.007cm" xlink:href=".." xlink:type="simple" chart:class="chart:line" chart:style-name="ch1">
        <chart:legend chart:legend-position="end" svg:x="21.098cm" svg:y="3.719cm" chart:style-name="ch2"/>
        <chart:plot-area chart:style-name="ch3" table:cell-range-address="Feuille1.C2:Feuille1.C12 Feuille1.E2:Feuille1.E12 Feuille1.H2:Feuille1.H12" chart:data-source-has-labels="row" svg:x="0.954cm" svg:y="0.855cm" svg:width="19.136cm" svg:height="7.552cm">
          <chartooo:coordinate-region svg:x="2.713cm" svg:y="1.067cm" svg:width="17.19cm" svg:height="7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12" chart:label-cell-address="Feuille1.C2:Feuille1.C2" chart:class="chart:line">
            <chart:data-point chart:repeated="10"/>
          </chart:series>
          <chart:series chart:style-name="ch8" chart:values-cell-range-address="Feuille1.E3:Feuille1.E12" chart:label-cell-address="Feuille1.E2:Feuille1.E2" chart:class="chart:line">
            <chart:data-point chart:repeated="10"/>
          </chart:series>
          <chart:series chart:style-name="ch9" chart:values-cell-range-address="Feuille1.H3:Feuille1.H12" chart:label-cell-address="Feuille1.H2:Feuille1.H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Cumul</text:p>
                <draw:g>
                  <svg:desc>Feuille1.C2:Feuille1.C2</svg:desc>
                </draw:g>
              </table:table-cell>
              <table:table-cell office:value-type="string">
                <text:p>Sans Toxics cumul</text:p>
                <draw:g>
                  <svg:desc>Feuille1.E2:Feuille1.E2</svg:desc>
                </draw:g>
              </table:table-cell>
              <table:table-cell office:value-type="string">
                <text:p>Sans Tox/Debt cumul</text:p>
                <draw:g>
                  <svg:desc>Feuille1.H2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339">
                <text:p>-1339</text:p>
                <draw:g>
                  <svg:desc>Feuille1.C3:Feuille1.C12</svg:desc>
                </draw:g>
              </table:table-cell>
              <table:table-cell office:value-type="float" office:value="-1204.16666666667">
                <text:p>-1204.16666666667</text:p>
                <draw:g>
                  <svg:desc>Feuille1.E3:Feuille1.E12</svg:desc>
                </draw:g>
              </table:table-cell>
              <table:table-cell office:value-type="float" office:value="-893">
                <text:p>-893</text:p>
                <draw:g>
                  <svg:desc>Feuille1.H3:Feuille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2">
                <text:p>1442</text:p>
              </table:table-cell>
              <table:table-cell office:value-type="float" office:value="2116.16666666667">
                <text:p>2116.16666666667</text:p>
              </table:table-cell>
              <table:table-cell office:value-type="float" office:value="1845.5">
                <text:p>184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">
                <text:p>344</text:p>
              </table:table-cell>
              <table:table-cell office:value-type="float" office:value="1422.66666666667">
                <text:p>1422.66666666667</text:p>
              </table:table-cell>
              <table:table-cell office:value-type="float" office:value="4201.66666666667">
                <text:p>4201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84">
                <text:p>-684</text:p>
              </table:table-cell>
              <table:table-cell office:value-type="float" office:value="934">
                <text:p>934</text:p>
              </table:table-cell>
              <table:table-cell office:value-type="float" office:value="6380.33333333333">
                <text:p>6380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112">
                <text:p>-4112</text:p>
              </table:table-cell>
              <table:table-cell office:value-type="float" office:value="-1819.83333333333">
                <text:p>-1819.83333333333</text:p>
              </table:table-cell>
              <table:table-cell office:value-type="float" office:value="6116.33333333334">
                <text:p>6116.33333333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841">
                <text:p>-6841</text:p>
              </table:table-cell>
              <table:table-cell office:value-type="float" office:value="-3739.83333333333">
                <text:p>-3739.83333333333</text:p>
              </table:table-cell>
              <table:table-cell office:value-type="float" office:value="4243.5">
                <text:p>424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517">
                <text:p>-6517</text:p>
              </table:table-cell>
              <table:table-cell office:value-type="float" office:value="-2472">
                <text:p>-2472</text:p>
              </table:table-cell>
              <table:table-cell office:value-type="float" office:value="3949.66666666667">
                <text:p>3949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17">
                <text:p>-6617</text:p>
              </table:table-cell>
              <table:table-cell office:value-type="float" office:value="-1493.33333333333">
                <text:p>-1493.33333333333</text:p>
              </table:table-cell>
              <table:table-cell office:value-type="float" office:value="4945.66666666667">
                <text:p>4945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058">
                <text:p>-6058</text:p>
              </table:table-cell>
              <table:table-cell office:value-type="float" office:value="279.166666666668">
                <text:p>279.166666666668</text:p>
              </table:table-cell>
              <table:table-cell office:value-type="float" office:value="8025.33333333334">
                <text:p>8025.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21">
                <text:p>-1421</text:p>
              </table:table-cell>
              <table:table-cell office:value-type="float" office:value="6264.5">
                <text:p>6264.5</text:p>
              </table:table-cell>
              <table:table-cell office:value-type="float" office:value="17401.5">
                <text:p>1740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